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2eba" officeooo:paragraph-rsid="00142e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YECTO ENTORNOS GITHUB</text:p>
      <text:p text:style-name="P1"/>
      <text:p text:style-name="P1">https://github.com/mlopmon21/TiendaOnline_Entornos.gi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18:41:51.367500892</meta:creation-date>
    <dc:date>2025-04-09T18:44:34.012991816</dc:date>
    <meta:editing-duration>PT2M44S</meta:editing-duration>
    <meta:editing-cycles>1</meta:editing-cycles>
    <meta:document-statistic meta:table-count="0" meta:image-count="0" meta:object-count="0" meta:page-count="1" meta:paragraph-count="2" meta:word-count="4" meta:character-count="78" meta:non-whitespace-character-count="76"/>
    <meta:generator>LibreOffice/24.2.7.2$Linux_X86_64 LibreOffice_project/420$Build-2</meta:generator>
  </office:meta>
</office:document-meta>
</file>